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000000760AA6D0088.png"/>
  <manifest:file-entry manifest:media-type="image/png" manifest:full-path="Pictures/10000201000007D00000075F5908E0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22.9484in" svg:y="4.3598in" svg:width="22.6161in" svg:height="21.3382in" draw:z-index="0"><draw:image xlink:href="Pictures/10000201000007D00000075F5908E043.png" xlink:type="simple" xlink:show="embed" xlink:actuate="onLoad"/></draw:frame><draw:frame draw:style-name="fr1" draw:name="graphics2" text:anchor-type="paragraph" svg:x="0.1571in" svg:y="4.3173in" svg:width="22.7925in" svg:height="21.5161in" draw:z-index="1"><draw:image xlink:href="Pictures/10000201000007D000000760AA6D00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6.8055in" fo:page-height="33.09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0T14:58:27</meta:creation-date>
    <dc:date>2011-10-20T15:39:37</dc:date>
    <meta:editing-duration>PT00H35M21S</meta:editing-duration>
    <meta:editing-cycles>2</meta:editing-cycles>
    <meta:generator>NeoOffice/3.1.2$Unix OpenOffice.org_project/Patch 9</meta:generator>
    <meta:document-statistic meta:table-count="0" meta:image-count="2" meta:object-count="0" meta:page-count="1" meta:paragraph-count="0" meta:word-count="0" meta:character-count="0"/>
  </office:meta>
</office:document-meta>
</file>